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90000004B84C1F083057EC2F3.png" manifest:media-type="image/png"/>
  <manifest:file-entry manifest:full-path="Pictures/1000000100000458000000475D42667185A840A0.png" manifest:media-type="image/png"/>
  <manifest:file-entry manifest:full-path="Pictures/100000010000021A0000010C0D0284AAFEF2F879.png" manifest:media-type="image/png"/>
  <manifest:file-entry manifest:full-path="Pictures/1000000100000466000000632BF466CA02833468.png" manifest:media-type="image/png"/>
  <manifest:file-entry manifest:full-path="Pictures/1000000100000178000000B8DC787B343DCCD80A.png" manifest:media-type="image/png"/>
  <manifest:file-entry manifest:full-path="Pictures/10000001000004630000007C49677DDFA0EBF992.png" manifest:media-type="image/png"/>
  <manifest:file-entry manifest:full-path="Pictures/10000001000001AF000000C21B92810D3F46129F.png" manifest:media-type="image/png"/>
  <manifest:file-entry manifest:full-path="Pictures/100000010000027A000000DEF0241EC5877362C1.png" manifest:media-type="image/png"/>
  <manifest:file-entry manifest:full-path="Pictures/100000010000045C000000B3844FDFE0B8CF47F7.png" manifest:media-type="image/png"/>
  <manifest:file-entry manifest:full-path="Pictures/10000001000002E5000001EE7D054A396CEC6640.png" manifest:media-type="image/png"/>
  <manifest:file-entry manifest:full-path="Pictures/1000000100000117000000E9AF1A5C5D7BC33CC7.png" manifest:media-type="image/png"/>
  <manifest:file-entry manifest:full-path="Pictures/1000000100000456000000BF9EBF6FE5A5E8BA32.png" manifest:media-type="image/png"/>
  <manifest:file-entry manifest:full-path="Pictures/10000001000004590000003E3290C641968586BF.png" manifest:media-type="image/png"/>
  <manifest:file-entry manifest:full-path="Pictures/100000010000046300000094CE2AFE69A4C56002.png" manifest:media-type="image/png"/>
  <manifest:file-entry manifest:full-path="Pictures/100000010000038D000002BB93C827370245E732.png" manifest:media-type="image/png"/>
  <manifest:file-entry manifest:full-path="Pictures/1000000100000298000000D19A36A81A95CC768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5a88"/>
    </style:style>
    <style:style style:name="P2" style:family="paragraph" style:parent-style-name="Standard">
      <style:text-properties officeooo:paragraph-rsid="001ed897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Standard">
      <style:text-properties officeooo:paragraph-rsid="002cf115"/>
    </style:style>
    <style:style style:name="P5" style:family="paragraph" style:parent-style-name="Standard">
      <style:text-properties officeooo:paragraph-rsid="003174a0"/>
    </style:style>
    <style:style style:name="P6" style:family="paragraph" style:parent-style-name="Standard">
      <style:text-properties officeooo:paragraph-rsid="0044d785"/>
    </style:style>
    <style:style style:name="P7" style:family="paragraph" style:parent-style-name="Standard">
      <style:text-properties officeooo:paragraph-rsid="002656b0"/>
    </style:style>
    <style:style style:name="T1" style:family="text">
      <style:text-properties officeooo:rsid="0020cb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634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E 473/538 Linear IC Design (HW 1) <text:span text:style-name="T1">January 21, 2022</text:span></text:p>
      <text:p text:style-name="P3">Kevin Egedy</text:p>
      <text:p text:style-name="P2"><draw:frame draw:style-name="fr2" draw:name="Image6" text:anchor-type="char" svg:width="6.5in" svg:height="0.4098in" draw:z-index="4"><draw:image xlink:href="Pictures/1000000100000458000000475D42667185A840A0.png" xlink:type="simple" xlink:show="embed" xlink:actuate="onLoad" draw:mime-type="image/png"/></draw:frame><draw:frame draw:style-name="fr1" draw:name="Image10" text:anchor-type="char" svg:x="1.7126in" svg:y="0.5346in" svg:width="3.5in" svg:height="1.7402in" draw:z-index="8"><draw:image xlink:href="Pictures/100000010000021A0000010C0D0284AAFEF2F87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7"><draw:frame draw:style-name="fr2" draw:name="Image7" text:anchor-type="char" svg:width="6.5in" svg:height="0.5701in" draw:z-index="5"><draw:image xlink:href="Pictures/1000000100000466000000632BF466CA02833468.png" xlink:type="simple" xlink:show="embed" xlink:actuate="onLoad" draw:mime-type="image/png"/></draw:frame><draw:frame draw:style-name="fr1" draw:name="Image11" text:anchor-type="char" svg:x="3.6693in" svg:y="0.6264in" svg:width="3in" svg:height="1.3402in" draw:z-index="9"><draw:image xlink:href="Pictures/10000001000001AF000000C21B92810D3F46129F.png" xlink:type="simple" xlink:show="embed" xlink:actuate="onLoad" draw:mime-type="image/png"/></draw:frame><draw:frame draw:style-name="fr1" draw:name="Image16" text:anchor-type="char" svg:x="0.6201in" svg:y="0.6335in" svg:width="2.75in" svg:height="1.35in" draw:z-index="15"><draw:image xlink:href="Pictures/1000000100000178000000B8DC787B343DCCD80A.png" xlink:type="simple" xlink:show="embed" xlink:actuate="onLoad" draw:mime-type="image/png"/></draw:frame>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2" draw:name="Image8" text:anchor-type="char" svg:width="6.5in" svg:height="0.7098in" draw:z-index="6"><draw:image xlink:href="Pictures/10000001000004630000007C49677DDFA0EBF992.png" xlink:type="simple" xlink:show="embed" xlink:actuate="onLoad" draw:mime-type="image/png"/></draw:frame></text:p>
      <text:p text:style-name="Standard"><draw:frame draw:style-name="fr1" draw:name="Image12" text:anchor-type="char" svg:x="1.4626in" svg:y="0.0228in" svg:width="4in" svg:height="1.4in" draw:z-index="10"><draw:image xlink:href="Pictures/100000010000027A000000DEF0241EC5877362C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9" text:anchor-type="char" svg:width="6.9252in" svg:height="1.1102in" draw:z-index="7"><draw:image xlink:href="Pictures/100000010000045C000000B3844FDFE0B8CF47F7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><draw:frame draw:style-name="fr4" draw:name="Image13" text:anchor-type="char" svg:x="0.9626in" svg:y="0.0307in" svg:width="5in" svg:height="3.2339in" draw:z-index="11"><draw:image xlink:href="Pictures/10000001000002E5000001EE7D054A396CEC664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width="6.5in" svg:height="0.3701in" draw:z-index="3"><draw:image xlink:href="Pictures/10000001000004590000003E3290C641968586BF.png" xlink:type="simple" xlink:show="embed" xlink:actuate="onLoad" draw:mime-type="image/png"/></draw:frame></text:p>
      <text:p text:style-name="Standard"><draw:frame draw:style-name="fr3" draw:name="Image4" text:anchor-type="char" svg:width="5in" svg:height="3.85in" draw:z-index="12"><draw:image xlink:href="Pictures/100000010000038D000002BB93C827370245E73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><draw:frame draw:style-name="fr3" draw:name="Image3" text:anchor-type="char" svg:width="6.5in" svg:height="0.85in" draw:z-index="2"><draw:image xlink:href="Pictures/100000010000046300000094CE2AFE69A4C56002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><draw:frame draw:style-name="fr2" draw:name="Image14" text:anchor-type="char" svg:width="5in" svg:height="1.5799in" draw:z-index="13"><draw:image xlink:href="Pictures/1000000100000298000000D19A36A81A95CC768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draw:frame draw:style-name="fr3" draw:name="Image2" text:anchor-type="char" svg:width="6.5in" svg:height="1.1201in" draw:z-index="1"><draw:image xlink:href="Pictures/1000000100000456000000BF9EBF6FE5A5E8BA32.png" xlink:type="simple" xlink:show="embed" xlink:actuate="onLoad" draw:mime-type="image/png"/></draw:frame><draw:frame draw:style-name="fr1" draw:name="Image15" text:anchor-type="char" svg:x="2.4626in" svg:y="1.2634in" svg:width="2in" svg:height="1.6701in" draw:z-index="14"><draw:image xlink:href="Pictures/1000000100000117000000E9AF1A5C5D7BC33CC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width="6.5in" svg:height="0.4402in" draw:z-index="0"><draw:image xlink:href="Pictures/10000001000004590000004B84C1F083057EC2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9T07:26:07.818528846</meta:creation-date>
    <dc:date>2022-01-19T08:10:05.526357555</dc:date>
    <meta:editing-duration>PT35M14S</meta:editing-duration>
    <meta:editing-cycles>46</meta:editing-cycles>
    <meta:generator>LibreOffice/7.2.3.2$Linux_X86_64 LibreOffice_project/20$Build-2</meta:generator>
    <meta:document-statistic meta:table-count="0" meta:image-count="16" meta:object-count="0" meta:page-count="3" meta:paragraph-count="2" meta:word-count="12" meta:character-count="62" meta:non-whitespace-character-count="52"/>
  </office:meta>
</office:document-meta>
</file>